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background-color="#72bf44"/>
    </style:style>
    <style:style style:name="P2" style:family="paragraph" style:parent-style-name="Standard">
      <style:text-properties fo:language="en" fo:country="US" officeooo:rsid="000f5bfa" officeooo:paragraph-rsid="000f5bfa" fo:background-color="#72bf44"/>
    </style:style>
    <style:style style:name="P3" style:family="paragraph" style:parent-style-name="Standard">
      <style:text-properties fo:language="en" fo:country="US" officeooo:paragraph-rsid="000f5bfa"/>
    </style:style>
    <style:style style:name="P4" style:family="paragraph" style:parent-style-name="Standard">
      <style:text-properties fo:language="en" fo:country="US" fo:background-color="#111111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text-properties officeooo:paragraph-rsid="000f5bfa"/>
    </style:style>
    <style:style style:name="P7" style:family="paragraph" style:parent-style-name="Standard">
      <style:text-properties fo:font-size="16pt" fo:font-weight="bold" officeooo:rsid="001175da" officeooo:paragraph-rsid="001175da" fo:background-color="#fff200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1280b7"/>
    </style:style>
    <style:style style:name="P9" style:family="paragraph" style:parent-style-name="Standard">
      <style:text-properties officeooo:paragraph-rsid="0015086d"/>
    </style:style>
    <style:style style:name="P10" style:family="paragraph" style:parent-style-name="Standard">
      <style:text-properties officeooo:paragraph-rsid="001095ee"/>
    </style:style>
    <style:style style:name="P11" style:family="paragraph" style:parent-style-name="Standard">
      <style:text-properties officeooo:paragraph-rsid="00157494"/>
    </style:style>
    <style:style style:name="P1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200" loext:char-shading-value="0"/>
    </style:style>
    <style:style style:name="T3" style:family="text">
      <style:text-properties fo:language="en" fo:country="US" fo:background-color="#72bf44" loext:char-shading-value="0"/>
    </style:style>
    <style:style style:name="T4" style:family="text">
      <style:text-properties fo:language="en" fo:country="US" officeooo:rsid="000f5bfa" fo:background-color="#72bf44" loext:char-shading-value="0"/>
    </style:style>
    <style:style style:name="T5" style:family="text">
      <style:text-properties fo:language="en" fo:country="US" officeooo:rsid="001175da" fo:background-color="#72bf44" loext:char-shading-value="0"/>
    </style:style>
    <style:style style:name="T6" style:family="text">
      <style:text-properties officeooo:rsid="000f5bfa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095ee" fo:background-color="#fff200" loext:char-shading-value="0"/>
    </style:style>
    <style:style style:name="T9" style:family="text">
      <style:text-properties officeooo:rsid="001024cd" fo:background-color="#fff200" loext:char-shading-value="0"/>
    </style:style>
    <style:style style:name="T10" style:family="text">
      <style:text-properties officeooo:rsid="000f5bfa" fo:background-color="#fff200" loext:char-shading-value="0"/>
    </style:style>
    <style:style style:name="T11" style:family="text">
      <style:text-properties fo:background-color="#ed1c24" loext:char-shading-value="0"/>
    </style:style>
    <style:style style:name="T12" style:family="text">
      <style:text-properties officeooo:rsid="001024cd" fo:background-color="#ed1c24" loext:char-shading-value="0"/>
    </style:style>
    <style:style style:name="T13" style:family="text">
      <style:text-properties fo:background-color="#72bf44" loext:char-shading-value="0"/>
    </style:style>
    <style:style style:name="T14" style:family="text">
      <style:text-properties officeooo:rsid="001024cd" fo:background-color="#72bf44" loext:char-shading-value="0"/>
    </style:style>
    <style:style style:name="T15" style:family="text">
      <style:text-properties officeooo:rsid="001095ee" fo:background-color="#72bf44" loext:char-shading-value="0"/>
    </style:style>
    <style:style style:name="T16" style:family="text">
      <style:text-properties officeooo:rsid="000f5bfa" fo:background-color="#72bf44" loext:char-shading-value="0"/>
    </style:style>
    <style:style style:name="T17" style:family="text">
      <style:text-properties officeooo:rsid="001280b7" fo:background-color="#72bf44" loext:char-shading-value="0"/>
    </style:style>
    <style:style style:name="T18" style:family="text">
      <style:text-properties officeooo:rsid="00157494" fo:background-color="#72bf44" loext:char-shading-value="0"/>
    </style:style>
    <style:style style:name="T19" style:family="text">
      <style:text-properties officeooo:rsid="00171e44" fo:background-color="#72bf44" loext:char-shading-value="0"/>
    </style:style>
    <style:style style:name="T20" style:family="text">
      <style:text-properties officeooo:rsid="001905c5" fo:background-color="#72bf44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095ee" fo:background-color="transparent" loext:char-shading-value="0"/>
    </style:style>
    <style:style style:name="T23" style:family="text">
      <style:text-properties officeooo:rsid="001024cd" fo:background-color="transparent" loext:char-shading-value="0"/>
    </style:style>
    <style:style style:name="T24" style:family="text">
      <style:text-properties officeooo:rsid="000f5bfa" fo:background-color="transparent" loext:char-shading-value="0"/>
    </style:style>
    <style:style style:name="T25" style:family="text">
      <style:text-properties officeooo:rsid="00171e44" fo:background-color="transparent" loext:char-shading-value="0"/>
    </style:style>
    <style:style style:name="T26" style:family="text">
      <style:text-properties officeooo:rsid="001024cd"/>
    </style:style>
    <style:style style:name="T27" style:family="text">
      <style:text-properties fo:font-size="14pt" fo:font-weight="bold" fo:background-color="#1b75bc" loext:char-shading-value="0" style:font-size-asian="14pt" style:font-weight-asian="bold" style:font-size-complex="14pt" style:font-weight-complex="bold"/>
    </style:style>
    <style:style style:name="T28" style:family="text">
      <style:text-properties fo:font-size="16pt" fo:font-weight="bold" fo:background-color="#1b75bc" loext:char-shading-value="0" style:font-size-asian="16pt" style:font-weight-asian="bold" style:font-size-complex="16pt" style:font-weight-complex="bold"/>
    </style:style>
    <style:style style:name="T29" style:family="text">
      <style:text-properties officeooo:rsid="001384f1"/>
    </style:style>
    <style:style style:name="T30" style:family="text">
      <style:text-properties officeooo:rsid="0015086d"/>
    </style:style>
    <style:style style:name="T31" style:family="text">
      <style:text-properties fo:font-style="italic" fo:background-color="#72bf44" loext:char-shading-value="0" style:font-style-asian="italic" style:font-style-complex="italic"/>
    </style:style>
    <style:style style:name="T32" style:family="text">
      <style:text-properties fo:font-style="italic" fo:background-color="transparent" loext:char-shading-value="0" style:font-style-asian="italic" style:font-style-complex="italic"/>
    </style:style>
    <style:style style:name="T33" style:family="text">
      <style:text-properties fo:font-style="italic" officeooo:rsid="00157494" fo:background-color="transparent" loext:char-shading-value="0" style:font-style-asian="italic" style:font-style-complex="italic"/>
    </style:style>
    <style:style style:name="T34" style:family="text">
      <style:text-properties fo:font-style="normal" officeooo:rsid="00157494" fo:background-color="transparent" loext:char-shading-value="0" style:font-style-asian="normal" style:font-style-complex="normal"/>
    </style:style>
    <style:style style:name="T35" style:family="text">
      <style:text-properties fo:font-style="normal" officeooo:rsid="00157494" fo:background-color="#72bf44" loext:char-shading-value="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0">­</text:span>Engenharia = 34 -&gt;64 -&gt;2^6<text:line-break/>Antigo=23-&gt;32-&gt;2^5<text:line-break/>NATPAT=14-&gt;16-&gt;2^4<text:line-break/>DATACENTER=13-&gt;16-&gt;2^4<text:line-break/>VideoConferencia=9-&gt;16-&gt;2^4<text:line-break/>DMZ=7-&gt;8-&gt;2^3<text:line-break/></text:p>
      <text:p text:style-name="P7">FAZER NO SHUTDOWN EM TUDO<text:line-break/><text:span text:style-name="T29">FALTA FAZER ANTIGO E COLOCAR BEM DESSE LADO</text:span></text:p>
      <text:p text:style-name="P9"><text:span text:style-name="T27">Enderecos IPV4 Publicos</text:span><text:span text:style-name="T13"><text:line-break/>Engenharia – 19</text:span><text:span text:style-name="T15">4</text:span><text:span text:style-name="T13">.20.20.0/26<text:line-break/>Antigo - 19</text:span><text:span text:style-name="T15">4</text:span><text:span text:style-name="T13">.20.20.64/</text:span><text:span text:style-name="T31">27<text:line-break/></text:span><text:span text:style-name="T32"><text:tab/></text:span><text:span text:style-name="T33">PC-194.20.20.65</text:span><text:span text:style-name="T34">/27<text:line-break/><text:tab/></text:span><text:span text:style-name="T35">Router 3 -194.20.20.66/27</text:span><text:span text:style-name="T13"><text:line-break/>NATPAT-19</text:span><text:span text:style-name="T15">4</text:span><text:span text:style-name="T13">.20.20.96/28<text:line-break/></text:span><text:span text:style-name="T21"><text:tab/></text:span><text:span text:style-name="T19">USAR de 97 a 108<text:line-break/></text:span><text:span text:style-name="T25"><text:tab/></text:span><text:span text:style-name="T20">Nome- MYNATPOOL</text:span><text:span text:style-name="T13"><text:line-break/></text:span><text:span text:style-name="T7">DataCenter-19</text:span><text:span text:style-name="T8">4</text:span><text:span text:style-name="T7">.20.20.112/28</text:span><text:span text:style-name="T21"><text:line-break/></text:span><text:span text:style-name="T13"><text:tab/></text:span><text:span text:style-name="T15">PC9-194.20.20.113/28<text:line-break/><text:tab/>Router1-194.20.20.114/28</text:span><text:span text:style-name="T22"><text:line-break/><text:tab/></text:span><text:span text:style-name="T15">A-194.20.20.115/28</text:span><text:span text:style-name="T22"><text:line-break/><text:tab/></text:span><text:span text:style-name="T15">B-194.20.20.116/28</text:span><text:span text:style-name="T13"><text:line-break/>VideoConferencia-19</text:span><text:span text:style-name="T15">4</text:span><text:span text:style-name="T13">.20.20.128/28<text:line-break/></text:span><text:span text:style-name="T7">DMZ-19</text:span><text:span text:style-name="T8">4</text:span><text:span text:style-name="T7">.20.20.144/28</text:span><text:span text:style-name="T21"><text:line-break/><text:tab/></text:span><text:span text:style-name="T15">194.20.20.145/28 PC7</text:span><text:span text:style-name="T22"><text:line-break/><text:tab/></text:span><text:span text:style-name="T15">194.20.20.146/28 Router 1 F2/1</text:span><text:line-break/><text:span text:style-name="T28">Enderecos IPV4 Privados</text:span><text:line-break/><text:span text:style-name="T13">Engenharia-192.168.1.0/</text:span><text:span text:style-name="T14">24</text:span><text:span text:style-name="T13"><text:line-break/>Research-192.168.2.0/</text:span><text:span text:style-name="T14">24</text:span><text:span text:style-name="T13"><text:line-break/>VoIP-192.168.3.0/</text:span><text:span text:style-name="T14">24</text:span><text:span text:style-name="T13"><text:line-break/>VideoConf-192.168.4.0/</text:span><text:span text:style-name="T14">24</text:span><text:line-break/><text:span text:style-name="T7">DataCenter-192.168.5.0/</text:span><text:span text:style-name="T9">24</text:span><text:span text:style-name="T26"><text:line-break/><text:tab/></text:span><text:span text:style-name="T14">PC10-192.168.5.1/24<text:line-break/><text:tab/>Router1-192.168.5.2/24</text:span><text:span text:style-name="T26"><text:line-break/><text:tab/></text:span><text:span text:style-name="T14">A- 192.168.5.3/24</text:span><text:span text:style-name="T26"><text:line-break/><text:tab/></text:span><text:span text:style-name="T14">B- 192.168.5.4/24</text:span><text:line-break/><text:span text:style-name="T7">Dmz-192.168.6.0/</text:span><text:span text:style-name="T9">24</text:span><text:span text:style-name="T26"><text:line-break/><text:tab/></text:span><text:span text:style-name="T14">192.168.6.2/24 Router 1 F2/1</text:span><text:span text:style-name="T26"><text:line-break/><text:tab/></text:span><text:span text:style-name="T14">192.168.6.1/24 PC8 </text:span><text:line-break/><text:span text:style-name="T11">Antigo-192.168.7.0/</text:span><text:span text:style-name="T12">24</text:span><text:span text:style-name="T26"><text:line-break/><text:tab/></text:span><text:span text:style-name="T12">192.168.7.0/25 Lado dos pcs</text:span><text:span text:style-name="T26"><text:line-break/><text:tab/><text:tab/></text:span><text:span text:style-name="T14">192.168.7.1/25 Router</text:span><text:span text:style-name="T23"><text:line-break/><text:tab/><text:tab/></text:span><text:span text:style-name="T14">192.168.7.2/25 PC</text:span><text:span text:style-name="T26"><text:line-break/></text:span><text:soft-page-break/><text:span text:style-name="T26"><text:tab/></text:span><text:span text:style-name="T12">192.168.7.128/25 Dos routers</text:span><text:span text:style-name="T26"><text:line-break/><text:tab/><text:tab/></text:span><text:span text:style-name="T14">192.168.7.129/25 R3<text:line-break/><text:tab/><text:tab/>192.168.7.130/25 R2</text:span></text:p>
      <text:p text:style-name="P11"><text:span text:style-name="T21"><text:tab/></text:span><text:line-break/><text:span text:style-name="T11">R1-A-192.168.8.0/</text:span><text:span text:style-name="T12">24</text:span><text:line-break/><text:tab/><text:span text:style-name="T14">192.168.8.1/24 Router A f0/1</text:span><text:span text:style-name="T26"><text:line-break/><text:tab/></text:span><text:span text:style-name="T14">192.168.8.2/24 Router 1 f1/0</text:span><text:line-break/><text:span text:style-name="T11">R1-B-192.168.9.0/</text:span><text:span text:style-name="T12">24</text:span><text:line-break/><text:tab/><text:span text:style-name="T14">192.168.9.1/24 Router B f0/0<text:line-break/><text:tab/>192.168.9.2/24 Router 1 f1/1</text:span><text:line-break/><text:span text:style-name="T11">R2-A-192.168.10.0/</text:span><text:span text:style-name="T12">24</text:span><text:line-break/><text:tab/><text:span text:style-name="T14">192.168.10.1/24 Router A f0/0</text:span><text:span text:style-name="T23"><text:line-break/><text:tab/></text:span><text:span text:style-name="T14">192.168.10.2/24 Router 2 f0/1</text:span><text:line-break/><text:tab/></text:p>
      <text:p text:style-name="P10"><text:span text:style-name="T28">Endereços IPV6 Privados</text:span><text:line-break/><text:span text:style-name="T13">Engenharia- 2200:A:A:0001::/6</text:span><text:span text:style-name="T16">4</text:span><text:span text:style-name="T13"><text:line-break/>Research-2200:A:A:0002: :/6</text:span><text:span text:style-name="T16">4</text:span><text:span text:style-name="T13"><text:line-break/>VoIP-2200:A:A: 0003: :/6</text:span><text:span text:style-name="T16">4</text:span><text:span text:style-name="T13"><text:line-break/>VideoConf-2200:A:A: 0004: :/6</text:span><text:span text:style-name="T16">4</text:span><text:line-break/><text:span text:style-name="T7">DataCenter-2200:A:A: 0005::/6</text:span><text:span text:style-name="T10">4</text:span><text:span text:style-name="T6"><text:line-break/></text:span><text:span text:style-name="T16"><text:tab/>PC9-0005::1/64<text:line-break/><text:tab/>PC10-0005::2/64</text:span><text:span text:style-name="T6"><text:line-break/><text:tab/></text:span><text:span text:style-name="T16">Router1-0005::3/64</text:span><text:span text:style-name="T6"><text:line-break/><text:tab/></text:span><text:span text:style-name="T16">A-0005::4/64</text:span><text:span text:style-name="T6"><text:line-break/><text:tab/></text:span><text:span text:style-name="T16">B-0005::5/64</text:span><text:line-break/><text:span text:style-name="T7">Dmz-2200:A:A: 0006: :/6</text:span><text:span text:style-name="T10">4</text:span><text:span text:style-name="T6"><text:line-break/><text:tab/></text:span><text:span text:style-name="T16">2200:A:A:0006::1/64 PC7</text:span><text:span text:style-name="T6"><text:line-break/><text:tab/></text:span><text:span text:style-name="T16">2200:A:A:0006::2/64 PC8</text:span><text:span text:style-name="T6"><text:line-break/><text:tab/></text:span><text:span text:style-name="T16">2200:A:A:0006::3/64 Router 1 F2/1</text:span><text:line-break/><text:span text:style-name="T7">Antigo-2200:A:A:0007: :/6</text:span><text:span text:style-name="T10">4</text:span><text:span text:style-name="T6"><text:line-break/><text:tab/></text:span><text:span text:style-name="T10">R3-R2 2200:A:A:7:0::/68</text:span><text:span text:style-name="T6"><text:line-break/><text:tab/></text:span><text:span text:style-name="T24"><text:tab/></text:span><text:span text:style-name="T16">Interface R3 – 2200:A:A:7:0::1/68</text:span><text:span text:style-name="T24"><text:line-break/><text:tab/><text:tab/></text:span><text:span text:style-name="T16">Interface R2 - 2200:A:A:7:0::2/68</text:span><text:span text:style-name="T6"><text:line-break/><text:tab/></text:span><text:span text:style-name="T10">R3-Esquerda-2200:A:A:7:1000::/68</text:span><text:span text:style-name="T6"><text:line-break/><text:tab/><text:tab/></text:span><text:span text:style-name="T16">Interface R</text:span><text:span text:style-name="T18">3</text:span><text:span text:style-name="T16">- 2200:A:A:7:1000::1/68</text:span><text:span text:style-name="T24"><text:line-break/><text:tab/><text:tab/></text:span><text:span text:style-name="T16">Interface PC1-2200:A:A:7:1000::2/68<text:line-break/><text:tab/><text:tab/>Interface PC2-2200:A:A:7:1000::3/68</text:span></text:p>
      <text:p text:style-name="P8"><text:line-break/><text:span text:style-name="T7">R1-A-2200:A:A:0008::/6</text:span><text:span text:style-name="T10">4</text:span><text:span text:style-name="T6"><text:line-break/><text:tab/></text:span><text:span text:style-name="T16">2200:A:A:0008::1/64</text:span><text:span text:style-name="T14"> Router A f0/1</text:span><text:span text:style-name="T26"><text:line-break/><text:tab/></text:span><text:span text:style-name="T14">2200:A:A:0008::2/64 Router 1 f1/0</text:span><text:line-break/><text:span text:style-name="T7">R1-B-2200:A:A: 0009: :/6</text:span><text:span text:style-name="T10">4</text:span><text:span text:style-name="T6"><text:line-break/><text:tab/></text:span><text:span text:style-name="T16">2200:A:A:0009::1/64</text:span><text:span text:style-name="T14"> Router B f0/0<text:line-break/></text:span><text:span text:style-name="T23"><text:tab/></text:span><text:span text:style-name="T14">2200:A:A:000</text:span><text:span text:style-name="T17">9</text:span><text:span text:style-name="T14">::</text:span><text:span text:style-name="T17">2</text:span><text:span text:style-name="T14">/6</text:span><text:span text:style-name="T16">4 </text:span><text:span text:style-name="T14"><text:s/>Router 1 f1/1</text:span><text:line-break/><text:span text:style-name="T7">R2-A-2200:A:A: 000A: :/6</text:span><text:span text:style-name="T10">4</text:span><text:span text:style-name="T6"><text:line-break/></text:span><text:soft-page-break/><text:span text:style-name="T24"><text:tab/></text:span><text:span text:style-name="T16">2200:A:A:000A::1/64</text:span><text:span text:style-name="T14"> Router A f0/0</text:span><text:span text:style-name="T23"><text:line-break/><text:tab/></text:span><text:span text:style-name="T14">2200:A:A:000A::2/64 Router 2 f0/1</text:span></text:p>
      <text:p text:style-name="P3"/>
      <text:p text:style-name="P3"/>
      <text:p text:style-name="P3">Vlans<text:line-break/>Engenharia-Vlan 1</text:p>
      <text:p text:style-name="P6"><text:span text:style-name="T1"><text:tab/></text:span><text:span text:style-name="T4">EtherSwitch A<text:line-break/><text:tab/><text:tab/>194.20.20.2 255.255.</text:span><text:span text:style-name="T5">255.</text:span><text:span text:style-name="T4">192<text:line-break/><text:tab/><text:tab/>192.168.1.2 255.255.255.0<text:line-break/><text:tab/><text:tab/>2200:A:A:0001::3/64</text:span></text:p>
      <text:p text:style-name="P6"><text:span text:style-name="T4"><text:tab/>EtherSwitch B<text:line-break/><text:tab/><text:tab/>194.20.20.3 255.255.192<text:line-break/><text:tab/><text:tab/>192.168.1.3 255.255.255.0<text:line-break/><text:tab/><text:tab/>2200:A:A:0001::4/64</text:span><text:span text:style-name="T1"><text:line-break/></text:span><text:span text:style-name="T3">Research-Vlan 2<text:line-break/><text:tab/></text:span><text:span text:style-name="T4">EtherSwitch A<text:line-break/><text:tab/><text:tab/>192.168.2.2 255.255.255.0 <text:line-break/><text:tab/><text:tab/>2200:A:A:0002::2/64<text:line-break/><text:tab/>EtherSwitch B<text:line-break/><text:tab/><text:tab/>192.168.2.3 255.255.255.0 &lt;-<text:line-break/><text:tab/><text:tab/>2200:A:A:0002::3/64</text:span><text:span text:style-name="T2"><text:line-break/></text:span><text:span text:style-name="T3">VoIP-Vlan 3<text:line-break/><text:tab/></text:span><text:span text:style-name="T4">EtherSwitch A<text:line-break/><text:tab/><text:tab/>192.168.3.2 255.255.255.</text:span><text:span text:style-name="T5">0</text:span><text:span text:style-name="T4"><text:line-break/><text:tab/><text:tab/>2200:A:A:0003::2/64</text:span></text:p>
      <text:p text:style-name="P6"><text:span text:style-name="T4"><text:tab/>EtherSwitch B<text:line-break/><text:tab/><text:tab/>192.168.3.3 255.255.255.</text:span><text:span text:style-name="T5">0</text:span><text:span text:style-name="T4"><text:line-break/><text:tab/><text:tab/>2200:A:A:0003::3/64</text:span><text:span text:style-name="T1"><text:line-break/></text:span><text:span text:style-name="T3">VideoConferencia-Vlan 4<text:line-break/><text:tab/></text:span><text:span text:style-name="T4">EtherSwitch A<text:line-break/><text:tab/><text:tab/>194.20.20.130 255.255.255.240 &lt;-<text:line-break/><text:tab/><text:tab/>192.168.4.2 255.255.255.0<text:line-break/><text:tab/><text:tab/>2200:A:A:0004::3/64</text:span></text:p>
      <text:p text:style-name="P2"><text:tab/>EtherSwitch B<text:line-break/><text:tab/><text:tab/>194.20.20.131 255.255.255.240 &lt;-<text:line-break/><text:tab/><text:tab/>192.168.4.3 255.255.255.0<text:line-break/><text:tab/><text:tab/>2200:A:A:0004::4/64</text:p>
      <text:p text:style-name="P1"/>
      <text:p text:style-name="P4"><text:s text:c="75"/><text:tab/><text:tab/><text:tab/><text:tab/><text:tab/><text:soft-page-break/><text:tab/><text:tab/><text:tab/><text:tab/><text:tab/><text:tab/><text:tab/><text:tab/><text:tab/><text:tab/><text:tab/><text:tab/><text:line-break/><text:span text:style-name="T21">R1(config)#$ MYNATPOOL 194.20.20.97 194.20.20.108 netmask 255.255.255.240 <text:s text:c="3"/></text:span></text:p>
      <text:p text:style-name="P5">R1(config)#$ MYNATPOOL 194.20.20.97 194.20.20.108 netmask 255.255.255.240 <text:s text:c="3"/></text:p>
      <text:p text:style-name="P5">R1(config)#access-list 2 permit 192.168.0.0 0.0.255.255</text:p>
      <text:p text:style-name="P5">R1(config)#ip nat inside source list 2 pool MYNATP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</meta:editing-cycles>
    <meta:creation-date>2019-01-12T23:31:00</meta:creation-date>
    <dc:date>2019-01-18T16:58:57.513340380</dc:date>
    <meta:editing-duration>PT10H39M50S</meta:editing-duration>
    <meta:generator>LibreOffice/6.0.3.2$Linux_X86_64 LibreOffice_project/00m0$Build-2</meta:generator>
    <meta:document-statistic meta:table-count="0" meta:image-count="0" meta:object-count="0" meta:page-count="4" meta:paragraph-count="15" meta:word-count="287" meta:character-count="3316" meta:non-whitespace-character-count="28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